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/>
    <style:font-face style:name="Fira Code Retina1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1" fo:font-weight="bold" officeooo:rsid="002379c9" officeooo:paragraph-rsid="002379c9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P4" style:family="paragraph" style:parent-style-name="Standard">
      <style:text-properties style:font-name="Fira Code Retina1" officeooo:paragraph-rsid="001e4285"/>
    </style:style>
    <style:style style:name="P5" style:family="paragraph" style:parent-style-name="Standard">
      <style:paragraph-properties fo:text-align="justify" style:justify-single-word="false"/>
      <style:text-properties style:font-name="Fira Code Retina" officeooo:paragraph-rsid="001e4285"/>
    </style:style>
    <style:style style:name="P6" style:family="paragraph" style:parent-style-name="Standard">
      <style:text-properties officeooo:paragraph-rsid="00267d98"/>
    </style:style>
    <style:style style:name="P7" style:family="paragraph" style:parent-style-name="Standard">
      <style:text-properties style:font-name="Fira Code Retina1" officeooo:rsid="001e4285" officeooo:paragraph-rsid="00267d98"/>
    </style:style>
    <style:style style:name="P8" style:family="paragraph" style:parent-style-name="Standard">
      <style:text-properties officeooo:paragraph-rsid="0019a014"/>
    </style:style>
    <style:style style:name="T1" style:family="text">
      <style:text-properties style:font-name="Fira Code1" fo:font-size="15pt" fo:font-weight="bold" officeooo:rsid="0025095e" style:font-size-asian="15pt" style:font-weight-asian="bold" style:font-size-complex="15pt" style:font-weight-complex="bold"/>
    </style:style>
    <style:style style:name="T2" style:family="text">
      <style:text-properties style:font-name="Fira Code Retina1" officeooo:rsid="001e4285"/>
    </style:style>
    <style:style style:name="T3" style:family="text">
      <style:text-properties officeooo:rsid="00267d98"/>
    </style:style>
    <style:style style:name="T4" style:family="text">
      <style:text-properties style:font-name="Fira Code Retina" fo:font-size="13pt" fo:font-weight="bold" officeooo:rsid="001e4285" style:font-size-asian="13pt" style:font-weight-asian="bold" style:font-size-complex="13pt" style:font-weight-complex="bold"/>
    </style:style>
    <style:style style:name="T5" style:family="text">
      <style:text-properties style:font-name="Fira Code1" fo:font-size="13pt" fo:font-weight="bold" officeooo:rsid="001e4285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ccesibilidad en Interfaces</text:span><text:line-break/><text:span text:style-name="T3">Enumeramos los tipos de discapacidades que pueden afectar al manejo de interfaces, las barreras que presentan y posibles soluciones.</text:span></text:p>
      <text:p text:style-name="P8"><text:span text:style-name="T2"/></text:p>
      <text:p text:style-name="P6"><text:span text:style-name="T5">1. Discapacidad visual</text:span><text:span text:style-name="T2"><text:line-break/>Barreras:<text:line-break/>Dificultad o imposibilidad de leer texto, imágenes o gráficos.<text:line-break/>Problemas para percibir colores o contrastes (particularmente en casos de daltonismo).<text:line-break/>Imposibilidad de usar un ratón si la persona es completamente ciega.<text:line-break/>Opciones para superar barreras:<text:line-break/>Lectores de pantalla: Asegurarse de que todo el contenido sea compatible con lectores de pantalla (usando etiquetas ARIA, texto alternativo en imágenes, etc.).<text:line-break/>Contraste adecuado: Diseñar con contraste suficiente entre el texto y el fondo (ratio de contraste recomendado es de al menos 4.5:1).<text:line-break/>Texto ajustable: Permitir a los usuarios ajustar el tamaño del texto sin perder funcionalidad o legibilidad.<text:line-break/>Navegación por teclado: Asegurar que toda la funcionalidad esté disponible con el teclado (sin necesidad de usar el ratón).<text:line-break/>Descripciones claras: Asegurar que los elementos visuales (gráficos, imágenes) tengan descripciones textuales claras.<text:line-break/>2. Discapacidad auditiva<text:line-break/>Barreras:<text:line-break/>No pueden escuchar contenido de audio o advertencias sonoras.<text:line-break/>Dificultades con medios multimedia (como videos o audios) si no hay una alternativa visual.<text:line-break/>Opciones para superar barreras:<text:line-break/>Subtítulos y transcripciones: Proveer subtítulos para todo el contenido en video y transcripciones de cualquier audio.<text:line-break/>Indicadores visuales: Reemplazar notificaciones o alertas sonoras con señales visuales o vibraciones (en dispositivos móviles).<text:line-break/>Chat o texto: Ofrecer alternativas de comunicación que no dependan de la voz, como chat en tiempo real o servicios de mensajería.<text:line-break/>3. Discapacidad motora o física<text:line-break/>Barreras:<text:line-break/><text:line-break/>Dificultad para usar un ratón o teclado convencional.<text:line-break/></text:span><text:soft-page-break/><text:span text:style-name="T2">Dificultad para realizar movimientos precisos o rápidos.<text:line-break/>Problemas para interactuar con interfaces táctiles o dispositivos móviles.<text:line-break/>Opciones para superar barreras:<text:line-break/><text:line-break/>Navegación por teclado: Implementar controles que permitan navegar por toda la aplicación usando solo el teclado.<text:line-break/>Compatibilidad con dispositivos de asistencia: Asegurarse de que la aplicación sea compatible con dispositivos como teclados alternativos, palancas o dispositivos de seguimiento ocular.<text:line-break/>Botones grandes y accesibles: Diseñar botones grandes, fáciles de hacer clic y evitar acciones que requieran alta precisión.<text:line-break/>Evitar interacciones dependientes de gestos complejos: Ofrecer alternativas cuando se usen gestos complejos (ej. zoom, deslizar) en dispositivos táctiles.<text:line-break/>4. Discapacidad cognitiva o intelectual<text:line-break/>Barreras:<text:line-break/><text:line-break/>Dificultad para procesar información compleja o rápida.<text:line-break/>Dificultad para recordar secuencias o instrucciones complicadas.<text:line-break/>Sobrecarga cognitiva al interactuar con interfaces desordenadas o llenas de información.<text:line-break/>Opciones para superar barreras:<text:line-break/><text:line-break/>Interfaces simples y limpias: Evitar la sobrecarga de información y mantener el diseño claro y enfocado.<text:line-break/>Lenguaje claro y conciso: Usar instrucciones simples, evitando términos técnicos o complicados.<text:line-break/>Ayuda visual y tutoriales: Proveer tutoriales visuales o guías paso a paso que ayuden a los usuarios a entender cómo usar la aplicación.<text:line-break/>Evitar temporizadores: Dar más tiempo para realizar acciones si hay temporizadores, o proporcionar una opción para desactivarlos.<text:line-break/>5. Discapacidad del habla<text:line-break/>Barreras:<text:line-break/><text:line-break/>Imposibilidad de usar sistemas de control por voz.<text:line-break/>Dificultad para comunicarse en tiempo real en aplicaciones que dependen de la voz (como llamadas o videollamadas).<text:line-break/>Opciones para superar barreras:<text:line-break/><text:line-break/></text:span><text:soft-page-break/><text:span text:style-name="T2">Alternativas a comandos por voz: Asegurarse de que cualquier comando de voz tenga una alternativa basada en texto o interfaz visual.<text:line-break/>Soporte para comunicación no verbal: Proveer sistemas de chat o mensajes en lugar de depender exclusivamente de llamadas o videollamadas.<text:line-break/>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/>
    <style:font-face style:name="Fira Code Retina1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1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03T14:54:15.788999889">03/10/24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03T14:54:15.616000000</dc:date>
    <meta:editing-duration>PT2H20M4S</meta:editing-duration>
    <meta:editing-cycles>13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5" meta:word-count="533" meta:character-count="3859" meta:non-whitespace-character-count="3324"/>
  </office:meta>
</office:document-meta>
</file>